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pitch="variable"/>
    <style:font-face style:name="Ubuntu" svg:font-family="Ubuntu" style:font-adornments="Bold" style:font-pitch="variable"/>
    <style:font-face style:name="Ubuntu1" svg:font-family="Ubuntu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2f6c" draw:fill-color="#002f6c" draw:textarea-horizontal-align="justify" draw:textarea-vertical-align="middle" draw:auto-grow-height="false" fo:min-height="13.894cm" fo:min-width="13.644cm"/>
      <style:paragraph-properties style:writing-mode="lr-tb"/>
    </style:style>
    <style:style style:name="gr2" style:family="graphic" style:parent-style-name="standard">
      <style:graphic-properties draw:stroke="none" svg:stroke-color="#0957c0" draw:fill-color="#fafafa" draw:textarea-horizontal-align="justify" draw:textarea-vertical-align="middle" draw:auto-grow-height="false" fo:min-height="10.074cm" fo:min-width="9.824cm"/>
    </style:style>
    <style:style style:name="gr3" style:family="graphic" style:parent-style-name="Reunusteksti">
      <style:graphic-properties svg:stroke-width="0.053cm" draw:marker-start="" draw:marker-start-width="0.34cm" draw:marker-start-center="false" draw:marker-end="" draw:marker-end-width="0.34cm" draw:marker-end-center="false" draw:stroke-linejoin="miter" draw:secondary-fill-color="#d4ea6b" draw:opacity="100%" draw:textarea-horizontal-align="center" draw:textarea-vertical-align="middle" draw:auto-grow-height="false" draw:fit-to-size="false" style:shrink-to-fit="false" fo:min-height="17.915cm" fo:min-width="17.675cm" fo:padding-top="0.143cm" fo:padding-bottom="0.143cm" fo:padding-left="0.263cm" fo:padding-right="0.263cm" fo:wrap-option="wrap" draw:shadow="hidden" draw:shadow-offset-x="0.071cm" draw:shadow-offset-y="0.071cm" draw:shadow-color="#808080" draw:shadow-opacity="100%" loext:glow-radius="0cm" loext:softedge-radius="0cm"/>
      <style:paragraph-properties style:writing-mode="lr-tb"/>
    </style:style>
    <style:style style:name="gr4" style:family="graphic" style:parent-style-name="standard">
      <style:graphic-properties draw:stroke="none" svg:stroke-color="#ff0000" draw:fill-color="#fafafa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draw:stroke-dash="Dash_20_Dot_20_4" svg:stroke-width="0cm" draw:stroke-linejoin="none" svg:stroke-linecap="butt" draw:fill="solid" draw:fill-color="#f7931a" draw:textarea-horizontal-align="center" draw:textarea-vertical-align="middle"/>
    </style:style>
    <style:style style:name="gr6" style:family="graphic" style:parent-style-name="standard">
      <style:graphic-properties draw:stroke="dash" draw:stroke-dash="Long_20_Dash" svg:stroke-color="#ffff00" svg:stroke-linecap="butt" draw:fill="none" draw:opacity="100%" draw:textarea-horizontal-align="justify" draw:textarea-vertical-align="middle" draw:auto-grow-height="false" fo:min-height="12.62cm" fo:min-width="12.37cm"/>
    </style:style>
    <style:style style:name="gr7" style:family="graphic" style:parent-style-name="standard">
      <style:graphic-properties draw:stroke="dash" draw:stroke-dash="Long_20_Dash" svg:stroke-color="#ffff00" svg:stroke-linecap="butt" draw:fill="none" draw:opacity="0%" draw:textarea-horizontal-align="justify" draw:textarea-vertical-align="middle" draw:auto-grow-height="false" fo:min-height="11.348cm" fo:min-width="11.098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002f6c"/>
      <style:paragraph-properties fo:text-align="center" style:writing-mode="lr-tb"/>
    </style:style>
    <style:style style:name="P3" style:family="paragraph">
      <loext:graphic-properties draw:fill-color="#fafafa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fo:font-style="normal" fo:text-shadow="none" style:text-underline-style="none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120%" style:font-relief="none" style:text-overline-style="none" style:text-overline-color="font-color"/>
    </style:style>
    <style:style style:name="P5" style:family="paragraph">
      <loext:graphic-properties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fo:font-style="normal" fo:text-shadow="none" style:text-underline-style="none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120%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120%" style:font-relief="none" style:text-overline-style="none" style:text-overline-color="font-color"/>
    </style:style>
    <style:style style:name="P7" style:family="paragraph">
      <loext:graphic-properties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120%" style:font-relief="none" style:text-overline-style="none" style:text-overline-color="font-color"/>
    </style:style>
    <style:style style:name="P8" style:family="paragraph">
      <loext:graphic-properties draw:fill="solid" draw:fill-color="#f7931a"/>
      <style:paragraph-properties fo:text-align="center"/>
    </style:style>
    <style:style style:name="P9" style:family="paragraph">
      <loext:graphic-properties draw:fill="none" draw:opacity="100%"/>
      <style:paragraph-properties fo:text-align="center"/>
    </style:style>
    <style:style style:name="P10" style:family="paragraph">
      <loext:graphic-properties draw:fill="none" draw:opacity="0%"/>
      <style:paragraph-properties fo:text-align="center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fo:font-style="normal" fo:text-shadow="none" style:text-underline-style="none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120%" style:font-relief="none" style:text-overline-style="none" style:text-overline-color="font-color"/>
    </style:style>
    <style:style style:name="T2" style:family="text">
      <style:text-properties fo:font-variant="normal" fo:text-transform="none" fo:color="#2a6099" loext:opacity="100%" style:text-outline="false" style:text-line-through-style="none" style:text-line-through-type="none" style:text-position="0% 100%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12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 draw:nav-order="id1 id2 id3 id4 id5 id6 id7 id8 id9 id10">
        <draw:custom-shape draw:style-name="gr1" draw:text-style-name="P2" xml:id="id1" draw:id="id1" draw:layer="layout" svg:width="20cm" svg:height="20cm" svg:x="0cm" svg:y="0cm">
          <text:p text:style-name="P1"/>
          <text:p text:style-name="P1"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xml:id="id2" draw:id="id2" draw:layer="layout" svg:width="14.6cm" svg:height="14.6cm" svg:x="2.7cm" svg:y="2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Simple 2" draw:style-name="gr3" draw:text-style-name="P5" xml:id="id4" draw:id="id4" draw:layer="layout" svg:width="18.2cm" svg:height="18.2cm" svg:x="0.9cm" svg:y="0.9cm">
          <text:p text:style-name="P4"><text:span text:style-name="T1">Societas Bitcoin Finniae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arch-up-pour" draw:modifiers="-147.792971506014 9811.63316264555" draw:enhanced-path="W 0 0 21600 21600 ?f2 ?f3 ?f4 ?f3 N W ?f5 ?f5 ?f11 ?f11 ?f8 ?f9 ?f10 ?f9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8 "/>
            <draw:equation draw:name="f11" draw:formula="21600-?f5 "/>
            <draw:handle draw:handle-position="$1 $0" draw:handle-polar="10800 10800" draw:handle-radius-range-minimum="0" draw:handle-radius-range-maximum="10800"/>
          </draw:enhanced-geometry>
        </draw:custom-shape>
        <draw:custom-shape draw:name="Simple 3" draw:style-name="gr3" draw:text-style-name="P7" xml:id="id5" draw:id="id5" draw:layer="layout" svg:width="18.2cm" svg:height="18.2cm" draw:transform="rotate (-0.901637091580272) translate (11.493cm -2.783cm)">
          <text:p text:style-name="P6"><text:span text:style-name="T2">Vires in numeris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arch-down-pour" draw:modifiers="54.2387340231941 9721.8791889808" draw:enhanced-path="A ?f5 ?f5 ?f11 ?f11 ?f10 ?f9 ?f8 ?f9 N A 0 0 21600 21600 ?f4 ?f3 ?f2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8 "/>
            <draw:equation draw:name="f11" draw:formula="21600-?f5 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3" xml:id="id6" draw:id="id6" draw:layer="layout" svg:width="0.309cm" svg:height="0.31cm" svg:x="1.5cm" svg:y="7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7" draw:id="id7" draw:layer="layout" svg:width="0.311cm" svg:height="0.31cm" svg:x="10.25cm" svg:y="18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8" draw:id="id8" draw:layer="layout" svg:width="0.309cm" svg:height="0.31cm" svg:x="18.25cm" svg:y="7.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8" xml:id="id9" draw:id="id9" draw:layer="layout" svg:width="8.647cm" svg:height="11.445cm" svg:x="5.4cm" svg:y="4.1cm" svg:viewBox="0 0 8648 11446" svg:d="M8625 4602c-130 881-619 1307-1266 1456 889 464 1342 1174 912 2405-536 1530-1808 1659-3499 1339-137 549-274 1097-411 1644-330-82-661-164-992-247 136-540 271-1081 406-1622-258-64-520-132-791-205-135 544-270 1087-406 1630-331-82-661-164-991-247 137-549 274-1098 411-1648-233-60-467-123-707-182-431-107-860-214-1291-322 164-379 328-757 492-1136 241 60 731 195 721 181 281 70 405-114 454-236 217-867 433-1733 650-2600l2-8c-1 0-1 0-1 0 154-619 308-1237 463-1856 12-210-61-476-462-576 15-11-481-119-721-179 88-353 176-707 264-1060 456 114 912 228 1367 342v4c206 52 416 100 633 149 135-542 271-1085 405-1628 331 82 661 165 992 247-133 533-265 1065-398 1597 266 60 534 121 795 188 131-530 264-1058 396-1588 330 82 661 165 991 248-136 543-271 1086-406 1629 1251 432 2168 1078 1988 2281zM6359 7779c321-1284-1836-1616-2507-1784-183 727-365 1456-546 2183 673 167 2747 834 3053-399zM6665 4583c292-1167-1511-1428-2071-1568-165 660-329 1321-494 1981 560 139 2285 708 2565-413z">
          <text:p/>
        </draw:path>
        <draw:g xml:id="id10" draw:id="id10">
          <draw:custom-shape draw:style-name="gr6" draw:text-style-name="P9" draw:layer="measurelines" svg:width="18.2cm" svg:height="18.2cm" svg:x="0.9cm" svg:y="0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0" draw:layer="measurelines" svg:width="16.4cm" svg:height="16.4cm" svg:x="1.8cm" svg:y="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Simple 1" draw:style-name="gr3" draw:text-style-name="P7" xml:id="id3" draw:id="id3" draw:layer="layout" svg:width="18.2cm" svg:height="18.2cm" draw:transform="rotate (0.913156264643433) translate (-2.765cm 11.64cm)">
          <text:p text:style-name="P6"><text:span text:style-name="T2">Codex 783065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arch-down-pour" draw:modifiers="58.0156910666745 9747.16600102524" draw:enhanced-path="A ?f5 ?f5 ?f11 ?f11 ?f10 ?f9 ?f8 ?f9 N A 0 0 21600 21600 ?f4 ?f3 ?f2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8 "/>
            <draw:equation draw:name="f11" draw:formula="21600-?f5 "/>
            <draw:handle draw:handle-position="$1 $0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pitch="variable"/>
    <style:font-face style:name="Ubuntu" svg:font-family="Ubuntu" style:font-adornments="Bold" style:font-pitch="variable"/>
    <style:font-face style:name="Ubuntu1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Reunusteksti" style:family="graphic" style:parent-style-name="Text">
      <style:graphic-properties svg:stroke-color="#fafafa" draw:fill="solid" draw:fill-color="#fafafa"/>
      <style:text-properties style:font-name="Ubuntu" fo:font-family="Ubuntu" style:font-style-name="Bold" style:font-pitch="variable" fo:font-size="32pt" fo:font-weight="bold"/>
    </style:style>
  </office:styles>
  <office:automatic-styles>
    <style:page-layout style:name="PM0">
      <style:page-layout-properties fo:margin-top="0cm" fo:margin-bottom="0cm" fo:margin-left="0cm" fo:margin-right="0cm" fo:page-width="2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 draw:display="screen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01T14:17:14.637862975</meta:creation-date>
    <dc:date>2023-06-09T12:27:59.803642654</dc:date>
    <meta:editing-duration>PT4H17M33S</meta:editing-duration>
    <meta:editing-cycles>39</meta:editing-cycles>
    <meta:generator>LibreOffice/7.3.7.2$Linux_X86_64 LibreOffice_project/30$Build-2</meta:generator>
    <meta:document-statistic meta:object-count="12"/>
  </office:meta>
</office:document-meta>
</file>